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6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7:.AD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7];1)" office:value-type="float" office:value="0">
            <text:p>#VALUE!</text:p>
          </table:table-cell>
          <table:table-cell table:formula="of:=LEFT([.W7];[.AF7]-1)" office:value-type="float" office:value="0">
            <text:p>#VALUE!</text:p>
          </table:table-cell>
          <table:table-cell table:formula="of:=IF([.AG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8:.AD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];1)" office:value-type="float" office:value="0">
            <text:p>#VALUE!</text:p>
          </table:table-cell>
          <table:table-cell table:formula="of:=LEFT([.W8];[.AF8]-1)" office:value-type="float" office:value="0">
            <text:p>#VALUE!</text:p>
          </table:table-cell>
          <table:table-cell table:formula="of:=IF([.AG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9:.AD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9];1)" office:value-type="float" office:value="2">
            <text:p>2</text:p>
          </table:table-cell>
          <table:table-cell table:formula="of:=LEFT([.W9];[.AF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035cm" svg:y="3.68cm" draw:caption-point-x="-0.61cm" draw:caption-point-y="1.533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0:.AD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0];1)" office:value-type="float" office:value="2">
            <text:p>2</text:p>
          </table:table-cell>
          <table:table-cell table:formula="of:=LEFT([.W10];[.AF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035cm" svg:y="4.275cm" draw:caption-point-x="-0.61cm" draw:caption-point-y="1.516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2];1)" office:value-type="float" office:value="2">
            <text:p>2</text:p>
          </table:table-cell>
          <table:table-cell table:formula="of:=LEFT([.W12];[.AF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3:.AD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3];1)" office:value-type="float" office:value="4">
            <text:p>4</text:p>
          </table:table-cell>
          <table:table-cell table:formula="of:=LEFT([.W13];[.AF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Y14:.AD14])+COUNTA([.AH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5:.AD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15];1)" office:value-type="float" office:value="0">
            <text:p>#VALUE!</text:p>
          </table:table-cell>
          <table:table-cell table:formula="of:=LEFT([.W15];[.AF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7:.AD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7];1)" office:value-type="float" office:value="4">
            <text:p>4</text:p>
          </table:table-cell>
          <table:table-cell table:formula="of:=LEFT([.W17];[.AF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Y19:.AD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9];1)" office:value-type="float" office:value="4">
            <text:p>4</text:p>
          </table:table-cell>
          <table:table-cell table:formula="of:=LEFT([.W19];[.AF19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20:.AD20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20];1)" office:value-type="float" office:value="0">
            <text:p>#VALUE!</text:p>
          </table:table-cell>
          <table:table-cell table:formula="of:=LEFT([.W20];[.AF2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3]&lt;&gt;1;[.AG23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0"/>
          <table:table-cell table:formula="of:=IF([.AG24]&lt;&gt;1;[.AG24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4];1)" office:value-type="float" office:value="4">
            <text:p>4</text:p>
          </table:table-cell>
          <table:table-cell table:formula="of:=LEFT([.W24];[.AF24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S$46]))" office:value-type="string" office:string-value="max id=159">
            <office:annotation office:display="true" draw:style-name="gr3" draw:text-style-name="P1" svg:width="8.776cm" svg:height="3.235cm" svg:x="9.164cm" svg:y="8.247cm" draw:caption-point-x="-4.122cm" draw:caption-point-y="5.63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5]&lt;&gt;1;[.AG25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Y25:.AD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5];1)" office:value-type="float" office:value="4">
            <text:p>4</text:p>
          </table:table-cell>
          <table:table-cell table:formula="of:=LEFT([.W25];[.AF25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6:.AD26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26];1)" office:value-type="float" office:value="4">
            <text:p>4</text:p>
          </table:table-cell>
          <table:table-cell table:formula="of:=LEFT([.W26];[.AF26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7:.AD27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7];1)" office:value-type="float" office:value="4">
            <text:p>4</text:p>
          </table:table-cell>
          <table:table-cell table:formula="of:=LEFT([.W27];[.AF27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8:.AD28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28];1)" office:value-type="float" office:value="4">
            <text:p>4</text:p>
          </table:table-cell>
          <table:table-cell table:formula="of:=LEFT([.W28];[.AF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9];1)" office:value-type="float" office:value="4">
            <text:p>4</text:p>
          </table:table-cell>
          <table:table-cell table:formula="of:=LEFT([.W29];[.AF29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0];1)" office:value-type="float" office:value="3">
            <text:p>3</text:p>
          </table:table-cell>
          <table:table-cell table:formula="of:=LEFT([.W30];[.AF30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32:.AD32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2];1)" office:value-type="float" office:value="3">
            <text:p>3</text:p>
          </table:table-cell>
          <table:table-cell table:formula="of:=LEFT([.W32];[.AF32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33:.AD33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3];1)" office:value-type="float" office:value="3">
            <text:p>3</text:p>
          </table:table-cell>
          <table:table-cell table:formula="of:=LEFT([.W33];[.AF33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Y34:.AD3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4];1)" office:value-type="float" office:value="4">
            <text:p>4</text:p>
          </table:table-cell>
          <table:table-cell table:formula="of:=LEFT([.W34];[.AF34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5];1)" office:value-type="float" office:value="0">
            <text:p>#VALUE!</text:p>
          </table:table-cell>
          <table:table-cell table:formula="of:=LEFT([.W35];[.AF3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Y36:.AD36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6];1)" office:value-type="float" office:value="4">
            <text:p>4</text:p>
          </table:table-cell>
          <table:table-cell table:formula="of:=LEFT([.W36];[.AF36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Y37:.AD37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7];1)" office:value-type="float" office:value="4">
            <text:p>4</text:p>
          </table:table-cell>
          <table:table-cell table:formula="of:=LEFT([.W37];[.AF37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Y38:.AD3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8];1)" office:value-type="float" office:value="4">
            <text:p>4</text:p>
          </table:table-cell>
          <table:table-cell table:formula="of:=LEFT([.W38];[.AF38]-1)" office:value-type="string" office:string-value="154">
            <text:p>15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Y39:.AD39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39];1)" office:value-type="float" office:value="4">
            <text:p>4</text:p>
          </table:table-cell>
          <table:table-cell table:formula="of:=LEFT([.W39];[.AF39]-1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Y40:.AD40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0];1)" office:value-type="float" office:value="4">
            <text:p>4</text:p>
          </table:table-cell>
          <table:table-cell table:formula="of:=LEFT([.W40];[.AF40]-1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41:.AD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1];1)" office:value-type="float" office:value="0">
            <text:p>#VALUE!</text:p>
          </table:table-cell>
          <table:table-cell table:formula="of:=LEFT([.W41];[.AF41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42:.AD42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18">
            <text:p>1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3]&lt;&gt;1;[.AG43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43:.AD43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3];1)" office:value-type="float" office:value="2">
            <text:p>2</text:p>
          </table:table-cell>
          <table:table-cell table:formula="of:=LEFT([.W43];[.AF43]-1)" office:value-type="string" office:string-value="2">
            <text:p>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44:.AD4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4];1)" office:value-type="float" office:value="3">
            <text:p>3</text:p>
          </table:table-cell>
          <table:table-cell table:formula="of:=LEFT([.W44];[.AF44]-1)" office:value-type="string" office:string-value="21">
            <text:p>21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45:.AD45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45];1)" office:value-type="float" office:value="0">
            <text:p>#VALUE!</text:p>
          </table:table-cell>
          <table:table-cell table:formula="of:=LEFT([.W45];[.AF45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6]&lt;&gt;1;[.AG46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46:.AD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6];1)" office:value-type="float" office:value="0">
            <text:p>#VALUE!</text:p>
          </table:table-cell>
          <table:table-cell table:formula="of:=LEFT([.W46];[.AF46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formula="of:=[.B25]" office:value-type="string" office:string-value="max id=159">
            <text:p>max id=159</text:p>
          </table:table-cell>
          <table:table-cell/>
          <table:table-cell table:formula="of:=IF([.AG47]&lt;&gt;1;[.AG47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47:.AD47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47];1)" office:value-type="float" office:value="3">
            <text:p>3</text:p>
          </table:table-cell>
          <table:table-cell table:formula="of:=LEFT([.W47];[.AF47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8]&lt;&gt;1;[.AG48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48:.AD48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8];1)" office:value-type="float" office:value="3">
            <text:p>3</text:p>
          </table:table-cell>
          <table:table-cell table:formula="of:=LEFT([.W48];[.AF48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9]&lt;&gt;1;[.AG49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9];1)" office:value-type="float" office:value="3">
            <text:p>3</text:p>
          </table:table-cell>
          <table:table-cell table:formula="of:=LEFT([.W49];[.AF49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50]&lt;&gt;1;[.AG50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50:.AD5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0];1)" office:value-type="float" office:value="2">
            <text:p>2</text:p>
          </table:table-cell>
          <table:table-cell table:formula="of:=LEFT([.W50];[.AF50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1]&lt;&gt;1;[.AG51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51:.AD5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1];1)" office:value-type="float" office:value="2">
            <text:p>2</text:p>
          </table:table-cell>
          <table:table-cell table:formula="of:=LEFT([.W51];[.AF51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52]&lt;&gt;1;[.AG52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52:.AD52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2];1)" office:value-type="float" office:value="2">
            <text:p>2</text:p>
          </table:table-cell>
          <table:table-cell table:formula="of:=LEFT([.W52];[.AF52]-1)" office:value-type="string" office:string-value="4">
            <text:p>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7]))" office:value-type="string" office:string-value="max id=20">
            <office:annotation office:display="true" draw:style-name="gr3" draw:text-style-name="P1" svg:width="8.776cm" svg:height="3.235cm" svg:x="10.545cm" svg:y="26.359cm" draw:caption-point-x="-5.503cm" draw:caption-point-y="3.58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0</text:p>
          </table:table-cell>
          <table:table-cell table:style-name="ce8" office:value-type="string">
            <text:p>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53:.AD5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3];1)" office:value-type="float" office:value="2">
            <text:p>2</text:p>
          </table:table-cell>
          <table:table-cell table:formula="of:=LEFT([.W53];[.AF53]-1)" office:value-type="string" office:string-value="5">
            <text:p>5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54:.AD5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4];1)" office:value-type="float" office:value="2">
            <text:p>2</text:p>
          </table:table-cell>
          <table:table-cell table:formula="of:=LEFT([.W54];[.AF54]-1)" office:value-type="string" office:string-value="6">
            <text:p>6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55:.AD55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56:.AD56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7];1)" office:value-type="float" office:value="3">
            <text:p>3</text:p>
          </table:table-cell>
          <table:table-cell table:formula="of:=LEFT([.W57];[.AF57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Y58:.AD58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8];1)" office:value-type="float" office:value="3">
            <text:p>3</text:p>
          </table:table-cell>
          <table:table-cell table:formula="of:=LEFT([.W58];[.AF58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6" table:number-columns-repeated="4"/>
          <table:table-cell table:style-name="ce6" office:value-type="float" office:value="18">
            <text:p>18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59:.AD59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Y60:.AD60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0];1)" office:value-type="float" office:value="3">
            <text:p>3</text:p>
          </table:table-cell>
          <table:table-cell table:formula="of:=LEFT([.W60];[.AF60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61:.AD61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69">
            <text:p>69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K Q</text:p>
          </table:table-cell>
          <table:table-cell table:style-name="ce6" table:number-columns-repeated="4"/>
          <table:table-cell table:style-name="ce6" office:value-type="float" office:value="19">
            <text:p>19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2]&lt;&gt;1;[.AG62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62:.AD62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2];1)" office:value-type="float" office:value="0">
            <text:p>#VALUE!</text:p>
          </table:table-cell>
          <table:table-cell table:formula="of:=LEFT([.W62];[.AF62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K R</text:p>
          </table:table-cell>
          <table:table-cell table:style-name="ce6" table:number-columns-repeated="4"/>
          <table:table-cell table:style-name="ce6" office:value-type="float" office:value="20">
            <text:p>2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3]&lt;&gt;1;[.AG63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63:.AD6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63];1)" office:value-type="float" office:value="3">
            <text:p>3</text:p>
          </table:table-cell>
          <table:table-cell table:formula="of:=LEFT([.W63];[.AF63]-1)" office:value-type="string" office:string-value="70">
            <text:p>7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4]&lt;&gt;1;[.AG6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64:.AD6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71">
            <text:p>71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5]&lt;&gt;1;[.AG6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65:.AD6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5];1)" office:value-type="float" office:value="3">
            <text:p>3</text:p>
          </table:table-cell>
          <table:table-cell table:formula="of:=LEFT([.W65];[.AF65]-1)" office:value-type="string" office:string-value="73">
            <text:p>73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6]&lt;&gt;1;[.AG6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66:.AD6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74">
            <text:p>7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7]&lt;&gt;1;[.AG6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67:.AD6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7];1)" office:value-type="float" office:value="3">
            <text:p>3</text:p>
          </table:table-cell>
          <table:table-cell table:formula="of:=LEFT([.W67];[.AF67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53]" office:value-type="string" office:string-value="max id=20">
            <text:p>max id=20</text:p>
          </table:table-cell>
          <table:table-cell table:number-columns-repeated="11"/>
          <table:table-cell table:formula="of:=IF([.AG68]&lt;&gt;1;[.AG68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68:.AD6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8];1)" office:value-type="float" office:value="0">
            <text:p>#VALUE!</text:p>
          </table:table-cell>
          <table:table-cell table:formula="of:=LEFT([.W68];[.AF6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9]&lt;&gt;1;[.AG6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69:.AD6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9];1)" office:value-type="float" office:value="3">
            <text:p>3</text:p>
          </table:table-cell>
          <table:table-cell table:formula="of:=LEFT([.W69];[.AF69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0]&lt;&gt;1;[.AG7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70:.AD7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0];1)" office:value-type="float" office:value="3">
            <text:p>3</text:p>
          </table:table-cell>
          <table:table-cell table:formula="of:=LEFT([.W70];[.AF70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1]&lt;&gt;1;[.AG7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71:.AD7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1];1)" office:value-type="float" office:value="3">
            <text:p>3</text:p>
          </table:table-cell>
          <table:table-cell table:formula="of:=LEFT([.W71];[.AF71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2]&lt;&gt;1;[.AG7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72:.AD7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2];1)" office:value-type="float" office:value="3">
            <text:p>3</text:p>
          </table:table-cell>
          <table:table-cell table:formula="of:=LEFT([.W72];[.AF72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3]&lt;&gt;1;[.AG73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73:.AD7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3];1)" office:value-type="float" office:value="0">
            <text:p>#VALUE!</text:p>
          </table:table-cell>
          <table:table-cell table:formula="of:=LEFT([.W73];[.AF73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 table:number-columns-repeated="21"/>
          <table:table-cell table:formula="of:=IF([.AG74]&lt;&gt;1;[.AG7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74:.AD7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4];1)" office:value-type="float" office:value="3">
            <text:p>3</text:p>
          </table:table-cell>
          <table:table-cell table:formula="of:=LEFT([.W74];[.AF74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5]&lt;&gt;1;[.AG7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75:.AD7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75];1)" office:value-type="float" office:value="3">
            <text:p>3</text:p>
          </table:table-cell>
          <table:table-cell table:formula="of:=LEFT([.W75];[.AF75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6]&lt;&gt;1;[.AG7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76:.AD7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6];1)" office:value-type="float" office:value="3">
            <text:p>3</text:p>
          </table:table-cell>
          <table:table-cell table:formula="of:=LEFT([.W76];[.AF76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7]&lt;&gt;1;[.AG7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77:.AD7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7];1)" office:value-type="float" office:value="3">
            <text:p>3</text:p>
          </table:table-cell>
          <table:table-cell table:formula="of:=LEFT([.W77];[.AF77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8]&lt;&gt;1;[.AG7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78:.AD7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8];1)" office:value-type="float" office:value="3">
            <text:p>3</text:p>
          </table:table-cell>
          <table:table-cell table:formula="of:=LEFT([.W78];[.AF78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9]&lt;&gt;1;[.AG7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79:.AD7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9];1)" office:value-type="float" office:value="3">
            <text:p>3</text:p>
          </table:table-cell>
          <table:table-cell table:formula="of:=LEFT([.W79];[.AF79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0]&lt;&gt;1;[.AG80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80:.AD8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0];1)" office:value-type="float" office:value="0">
            <text:p>#VALUE!</text:p>
          </table:table-cell>
          <table:table-cell table:formula="of:=LEFT([.W80];[.AF8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1]&lt;&gt;1;[.AG8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81:.AD8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1];1)" office:value-type="float" office:value="3">
            <text:p>3</text:p>
          </table:table-cell>
          <table:table-cell table:formula="of:=LEFT([.W81];[.AF81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2]&lt;&gt;1;[.AG82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Y82:.AD82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2];1)" office:value-type="float" office:value="4">
            <text:p>4</text:p>
          </table:table-cell>
          <table:table-cell table:formula="of:=LEFT([.W82];[.AF82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3]&lt;&gt;1;[.AG83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Y83:.AD83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3];1)" office:value-type="float" office:value="4">
            <text:p>4</text:p>
          </table:table-cell>
          <table:table-cell table:formula="of:=LEFT([.W83];[.AF83]-1)" office:value-type="string" office:string-value="121">
            <text:p>121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84]&lt;&gt;1;[.AG84];0)" office:value-type="float" office:value="0">
            <text:p>#VALUE!</text:p>
          </table:table-cell>
          <table:table-cell table:style-name="ce15"/>
          <table:table-cell table:style-name="ce16" table:formula="of:=COUNTA([.Y84:.AD8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4];1)" office:value-type="float" office:value="0">
            <text:p>#VALUE!</text:p>
          </table:table-cell>
          <table:table-cell table:formula="of:=LEFT([.W84];[.AF84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85]&lt;&gt;1;[.AG85];0)" office:value-type="float" office:value="0">
            <text:p>#VALUE!</text:p>
          </table:table-cell>
          <table:table-cell table:style-name="ce15"/>
          <table:table-cell table:style-name="ce16" table:formula="of:=COUNTA([.Y85:.AD8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5];1)" office:value-type="float" office:value="0">
            <text:p>#VALUE!</text:p>
          </table:table-cell>
          <table:table-cell table:formula="of:=LEFT([.W85];[.AF85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86]&lt;&gt;1;[.AG86];0)" office:value-type="float" office:value="0">
            <text:p>#VALUE!</text:p>
          </table:table-cell>
          <table:table-cell table:style-name="ce15"/>
          <table:table-cell table:style-name="ce16" table:formula="of:=COUNTA([.Y86:.AD8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6];1)" office:value-type="float" office:value="0">
            <text:p>#VALUE!</text:p>
          </table:table-cell>
          <table:table-cell table:formula="of:=LEFT([.W86];[.AF86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87]&lt;&gt;1;[.AG87];0)" office:value-type="float" office:value="0">
            <text:p>#VALUE!</text:p>
          </table:table-cell>
          <table:table-cell table:style-name="ce15"/>
          <table:table-cell table:style-name="ce16" table:formula="of:=COUNTA([.Y87:.AD8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7];1)" office:value-type="float" office:value="0">
            <text:p>#VALUE!</text:p>
          </table:table-cell>
          <table:table-cell table:formula="of:=LEFT([.W87];[.AF8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number-columns-repeated="3" office:value-type="string">
            <text:p>*</text:p>
          </table:table-cell>
          <table:table-cell table:formula="of:=NOW()" office:value-type="date" office:date-value="2020-11-11T01:04:09.71">
            <text:p>2020/11/11 1:04</text:p>
          </table:table-cell>
          <table:table-cell table:formula="of:=NOW()" office:value-type="date" office:date-value="2020-11-11T01:04:09.71">
            <text:p>2020/11/11 1:04</text:p>
          </table:table-cell>
          <table:table-cell table:formula="of:=NOW()" office:value-type="date" office:date-value="2020-11-11T01:04:09.71">
            <text:p>2020/11/11 1:04</text:p>
          </table:table-cell>
          <table:table-cell table:formula="of:=NOW()" office:value-type="date" office:date-value="2020-11-11T01:04:09.71">
            <text:p>2020/11/11 1:04</text:p>
          </table:table-cell>
          <table:table-cell table:formula="of:=NOW()" office:value-type="date" office:date-value="2020-11-11T01:04:09.71">
            <text:p>2020/11/11 1:04</text:p>
          </table:table-cell>
          <table:table-cell table:formula="of:=NOW()" office:value-type="date" office:date-value="2020-11-11T01:04:09.71">
            <text:p>2020/11/11 1:04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2">
          <table:table-cell table:number-columns-repeated="1016"/>
        </table:table-row>
        <table:table-row table:style-name="ro2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92:.AD9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93:.AD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94:.AD94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95:.AD95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96:.AD9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7-2:1:1</text:p>
          </table:table-cell>
          <table:table-cell table:style-name="ce16" table:formula="of:=COUNTA([.Y97:.AD9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8-1:1:2</text:p>
          </table:table-cell>
          <table:table-cell table:style-name="ce16" table:formula="of:=COUNTA([.Y98:.AD9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9:.AD9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100:.AD10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11T01:04:11.31">
            <text:p>2020/11/11 1:04</text:p>
          </table:table-cell>
          <table:table-cell table:formula="of:=NOW()" office:value-type="date" office:date-value="2020-11-11T01:04:11.31">
            <text:p>2020/11/11 1:04</text:p>
          </table:table-cell>
          <table:table-cell table:formula="of:=NOW()" office:value-type="date" office:date-value="2020-11-11T01:04:11.31">
            <text:p>2020/11/11 1:04</text:p>
          </table:table-cell>
          <table:table-cell table:formula="of:=NOW()" office:value-type="date" office:date-value="2020-11-11T01:04:11.31">
            <text:p>2020/11/11 1:04</text:p>
          </table:table-cell>
          <table:table-cell table:formula="of:=NOW()" office:value-type="date" office:date-value="2020-11-11T01:04:11.31">
            <text:p>2020/11/11 1:04</text:p>
          </table:table-cell>
          <table:table-cell table:formula="of:=NOW()" office:value-type="date" office:date-value="2020-11-11T01:04:11.31">
            <text:p>2020/11/11 1:0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74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9cm" draw:caption-point-x="-4.122cm" draw:caption-point-y="5.63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table:formula="of:=NOW()" office:value-type="date" office:date-value="2020-11-11T01:04:11.4">
            <text:p>2020/11/11 1:0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2cm" draw:caption-point-x="-5.503cm" draw:caption-point-y="3.58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V7:'2'.AG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2020/11/11</text:date>, <text:time>01:0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1T01:04:11.12</dc:date>
    <dc:creator>iwabuchi ken</dc:creator>
    <meta:editing-duration>PT22H27M38S</meta:editing-duration>
    <meta:editing-cycles>164</meta:editing-cycles>
    <meta:generator>OpenOffice/4.1.3$Win32 OpenOffice.org_project/413m1$Build-9783</meta:generator>
    <meta:document-statistic meta:table-count="3" meta:cell-count="1339" meta:object-count="0"/>
  </office:meta>
</office:document-meta>
</file>